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Notables" style:family="table">
      <style:table-properties style:width="15.589cm" table:align="margins" style:writing-mode="lr-tb"/>
    </style:style>
    <style:style style:name="TablaNotables.A" style:family="table-column">
      <style:table-column-properties style:column-width="7.795cm" style:rel-column-width="32767*"/>
    </style:style>
    <style:style style:name="TablaNotables.B" style:family="table-column">
      <style:table-column-properties style:column-width="7.795cm" style:rel-column-width="32768*"/>
    </style:style>
    <style:style style:name="TablaNotables.A1" style:family="table-cell">
      <style:table-cell-properties fo:padding="0.097cm" fo:border="0.05pt solid #000000"/>
    </style:style>
    <style:style style:name="TablaNotables.2" style:family="table-row">
      <style:table-row-properties style:min-row-height="1.21cm"/>
    </style:style>
    <style:style style:name="TablaNotables.A2" style:family="table-cell">
      <style:table-cell-properties fo:padding="0.097cm" fo:border-left="0.05pt solid #000000" fo:border-right="none" fo:border-top="none" fo:border-bottom="0.05pt solid #000000"/>
    </style:style>
    <style:style style:name="TablaNotable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589cm" table:align="margins" style:writing-mode="lr-tb"/>
    </style:style>
    <style:style style:name="Tabla2.A" style:family="table-column">
      <style:table-column-properties style:column-width="7.795cm" style:rel-column-width="32767*"/>
    </style:style>
    <style:style style:name="Tabla2.B" style:family="table-column">
      <style:table-column-properties style:column-width="7.795cm" style:rel-column-width="32768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6.11cm" style:rel-column-width="25686*"/>
    </style:style>
    <style:style style:name="Tabla1.B" style:family="table-column">
      <style:table-column-properties style:column-width="9.479cm" style:rel-column-width="39849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80dae"/>
    </style:style>
    <style:style style:name="P3" style:family="paragraph" style:parent-style-name="Standard">
      <style:paragraph-properties fo:text-align="start" style:justify-single-word="false"/>
      <style:text-properties officeooo:paragraph-rsid="002503d0"/>
    </style:style>
    <style:style style:name="P4" style:family="paragraph" style:parent-style-name="Standard">
      <style:paragraph-properties fo:text-align="start" style:justify-single-word="false"/>
      <style:text-properties officeooo:rsid="00156a12" officeooo:paragraph-rsid="00156a12"/>
    </style:style>
    <style:style style:name="P5" style:family="paragraph" style:parent-style-name="Standard">
      <style:paragraph-properties fo:text-align="start" style:justify-single-word="false"/>
      <style:text-properties officeooo:rsid="0018f350" officeooo:paragraph-rsid="0018f350"/>
    </style:style>
    <style:style style:name="P6" style:family="paragraph" style:parent-style-name="Standard">
      <style:paragraph-properties fo:text-align="start" style:justify-single-word="false"/>
      <style:text-properties officeooo:rsid="00197d01" officeooo:paragraph-rsid="00197d01"/>
    </style:style>
    <style:style style:name="P7" style:family="paragraph" style:parent-style-name="Standard">
      <style:paragraph-properties fo:text-align="start" style:justify-single-word="false"/>
      <style:text-properties officeooo:rsid="00232702" officeooo:paragraph-rsid="00232702"/>
    </style:style>
    <style:style style:name="P8" style:family="paragraph" style:parent-style-name="Table_20_Contents">
      <style:text-properties officeooo:rsid="00156a12" officeooo:paragraph-rsid="00156a12"/>
    </style:style>
    <style:style style:name="P9" style:family="paragraph" style:parent-style-name="Table_20_Contents">
      <style:text-properties officeooo:paragraph-rsid="00197d01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39e" officeooo:paragraph-rsid="001df3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bf7e" officeooo:paragraph-rsid="001fb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text-properties officeooo:rsid="00180dae" officeooo:paragraph-rsid="00180dae"/>
    </style:style>
    <style:style style:name="P14" style:family="paragraph" style:parent-style-name="Table_20_Contents">
      <style:text-properties officeooo:paragraph-rsid="00180dae"/>
    </style:style>
    <style:style style:name="P15" style:family="paragraph" style:parent-style-name="Table_20_Contents">
      <style:text-properties officeooo:paragraph-rsid="00180dae"/>
    </style:style>
    <style:style style:name="P16" style:family="paragraph" style:parent-style-name="Heading_20_1" style:master-page-name="First_20_Page">
      <style:paragraph-properties style:page-number="auto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Standard">
      <style:paragraph-properties fo:text-align="start" style:justify-single-word="false"/>
      <style:text-properties officeooo:rsid="00259908" officeooo:paragraph-rsid="00180da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27c18"/>
    </style:style>
    <style:style style:name="T4" style:family="text">
      <style:text-properties officeooo:rsid="0013c414"/>
    </style:style>
    <style:style style:name="T5" style:family="text">
      <style:text-properties officeooo:rsid="00180dae"/>
    </style:style>
    <style:style style:name="T6" style:family="text">
      <style:text-properties officeooo:rsid="0018f350"/>
    </style:style>
    <style:style style:name="T7" style:family="text">
      <style:text-properties officeooo:rsid="00197d01"/>
    </style:style>
    <style:style style:name="T8" style:family="text">
      <style:text-properties officeooo:rsid="001c0478"/>
    </style:style>
    <style:style style:name="T9" style:family="text">
      <style:text-properties officeooo:rsid="001ce24a"/>
    </style:style>
    <style:style style:name="T10" style:family="text">
      <style:text-properties fo:font-variant="normal" fo:text-transform="none" style:font-name="medium-content-serif-font" fo:font-size="15.75pt" fo:letter-spacing="normal"/>
    </style:style>
    <style:style style:name="T11" style:family="text">
      <style:text-properties fo:font-variant="normal" fo:text-transform="none" style:font-name="medium-content-serif-font" fo:font-size="15.75pt" fo:letter-spacing="normal" officeooo:rsid="001df39e"/>
    </style:style>
    <style:style style:name="T12" style:family="text">
      <style:text-properties style:text-blinking="false" fo:background-color="#ffffff" loext:char-shading-value="0"/>
    </style:style>
    <style:style style:name="T13" style:family="text">
      <style:text-properties officeooo:rsid="00232702"/>
    </style:style>
    <style:style style:name="T14" style:family="text">
      <style:text-properties officeooo:rsid="002503d0"/>
    </style:style>
    <style:style style:name="T15" style:family="text">
      <style:text-properties officeooo:rsid="00259908"/>
    </style:style>
    <style:style style:name="T16" style:family="text">
      <style:text-properties officeooo:rsid="00275dad"/>
    </style:style>
    <style:style style:name="T17" style:family="text">
      <style:text-properties officeooo:rsid="0027ec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53849513" text:style-name="Outline">
        <text:list-item>
          <text:h text:style-name="P16" text:outline-level="1">Papas-Complementos</text:h>
        </text:list-item>
        <text:list-item>
          <text:h text:style-name="Heading_20_1" text:outline-level="1">Android Estudio V3.0.17/Flutter</text:h>
        </text:list-item>
      </text:list>
      <text:p text:style-name="Standard"/>
      <text:p text:style-name="Standard">Objetivo:Link imprescindibles</text:p>
      <text:p text:style-name="Standard"/>
      <text:p text:style-name="Standard">F.Creación: 19-5-2018</text:p>
      <text:p text:style-name="Standard"/>
      <text:p text:style-name="P1"/>
      <text:p text:style-name="P1"/>
      <text:list xml:id="list194913214708553" text:continue-numbering="true" text:style-name="Outline">
        <text:list-item>
          <text:list>
            <text:list-item>
              <text:h text:style-name="P18" text:outline-level="2"/>
            </text:list-item>
          </text:list>
        </text:list-item>
      </text:list>
      <table:table table:name="TablaNotables" table:style-name="TablaNotables">
        <table:table-column table:style-name="TablaNotables.A"/>
        <table:table-column table:style-name="TablaNotables.B"/>
        <table:table-row>
          <table:table-cell table:style-name="TablaNotables.A1" table:number-columns-spanned="2" office:value-type="string">
            <text:list xml:id="list194914226384041" text:continue-numbering="true" text:style-name="Outline">
              <text:list-item>
                <text:list>
                  <text:list-item>
                    <text:h text:style-name="P17" text:outline-level="2">Importantes</text:h>
                  </text:list-item>
                </text:list>
              </text:list-item>
            </text:list>
          </table:table-cell>
          <table:covered-table-cell/>
        </table:table-row>
        <table:table-row table:style-name="TablaNotables.2">
          <table:table-cell table:style-name="TablaNotables.A2" office:value-type="string">
            <text:p text:style-name="P5">Apple</text:p>
          </table:table-cell>
          <table:table-cell table:style-name="TablaNotables.B2" office:value-type="string">
            <text:p text:style-name="Table_20_Contents"><text:a xlink:type="simple" xlink:href="https://vendidochile.cl/mac" text:style-name="Internet_20_link" text:visited-style-name="Visited_20_Internet_20_Link"><text:span text:style-name="T6">usados</text:span></text:a></text:p>
          </table:table-cell>
        </table:table-row>
        <table:table-row>
          <table:table-cell table:style-name="TablaNotables.A2" office:value-type="string">
            <text:p text:style-name="P7">banner</text:p>
          </table:table-cell>
          <table:table-cell table:style-name="TablaNotables.B2" office:value-type="string">
            <text:p text:style-name="P9"><text:a xlink:type="simple" xlink:href="https://www.banner.cl/" text:style-name="Internet_20_link" text:visited-style-name="Visited_20_Internet_20_Link"><text:span text:style-name="T13">Financian contenido</text:span></text:a></text:p>
          </table:table-cell>
        </table:table-row>
        <table:table-row>
          <table:table-cell table:style-name="TablaNotables.A2" office:value-type="string">
            <text:p text:style-name="P6">blog</text:p>
          </table:table-cell>
          <table:table-cell table:style-name="TablaNotables.B2" office:value-type="string">
            <text:p text:style-name="P9"><text:a xlink:type="simple" xlink:href="https://www.youdontneedwp.com/" text:style-name="Internet_20_link" text:visited-style-name="Visited_20_Internet_20_Link"><text:span text:style-name="T7">blog de google</text:span>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HiXLkL42tMU" text:style-name="Internet_20_link" text:visited-style-name="Visited_20_Internet_20_Link">GIT-Introduccion</text:a></text:p>
          </table:table-cell>
          <table:table-cell table:style-name="TablaNotables.B2" office:value-type="string">
            <text:p text:style-name="Table_20_Contents">Al fin entendi las bases de Git Hub</text:p>
            <text:p text:style-name="Table_20_Contents"/>
            <text:p text:style-name="Table_20_Contents"><text:a xlink:type="simple" xlink:href="https://es.atlassian.com/software/bitbucket/pricing?tab=cloud" text:style-name="Internet_20_link" text:visited-style-name="Visited_20_Internet_20_Link"><text:span text:style-name="T9">bitbucket gratis privado</text:span></text:a></text:p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JEYcCgZ7mI" text:style-name="Internet_20_link" text:visited-style-name="Visited_20_Internet_20_Link">Tao</text:a> te king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android.jlelse.eu/build-a-phonebook-with-cloud-firestore-in-10-minutes-59c65e7af4ad" text:style-name="Internet_20_link" text:visited-style-name="Visited_20_Internet_20_Link">ejemplo Android</text:a></text:p>
          </table:table-cell>
          <table:table-cell table:style-name="TablaNotables.B2" office:value-type="string">
            <text:p text:style-name="Table_20_Contents">Ejemplo Android</text:p>
          </table:table-cell>
        </table:table-row>
        <table:table-row>
          <table:table-cell table:style-name="TablaNotables.A2" office:value-type="string">
            <text:p text:style-name="P1"><text:a xlink:type="simple" xlink:href="https://angularfirebase.com/lessons/advanced-firestore-nosql-data-structure-examples/" text:style-name="Internet_20_link" text:visited-style-name="Visited_20_Internet_20_Link">Angular Firebas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blog.guebs.com/2017/11/24/bases-datos-mongodb-alternativa-mysql/" text:style-name="Internet_20_link" text:visited-style-name="Visited_20_Internet_20_Link">Hosting mongo db</text:a></text:p>
          </table:table-cell>
          <table:table-cell table:style-name="TablaNotables.B2" office:value-type="string">
            <text:p text:style-name="Table_20_Contents">Mes gratis</text:p>
          </table:table-cell>
        </table:table-row>
        <table:table-row>
          <table:table-cell table:style-name="TablaNotables.A2" office:value-type="string">
            <text:p text:style-name="P1"><text:a xlink:type="simple" xlink:href="https://cloud.google.com/speech/" text:style-name="Internet_20_link" text:visited-style-name="Visited_20_Internet_20_Link">Audio google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www.youtube.com/watch?v=UgBZZoGBD1U" text:style-name="Internet_20_link" text:visited-style-name="Visited_20_Internet_20_Link"><text:span text:style-name="T3">Antivirus Gratis</text:span>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1"><text:a xlink:type="simple" xlink:href="https://medium.com/@matthew.smith_66715/maps-in-flutter-a1ac49ab554b" text:style-name="Internet_20_link" text:visited-style-name="Visited_20_Internet_20_Link"><text:span text:style-name="T4">map</text:span></text:a></text:p>
          </table:table-cell>
          <table:table-cell table:style-name="TablaNotables.B2" office:value-type="string">
            <text:p text:style-name="Table_20_Contents"/>
          </table:table-cell>
        </table:table-row>
        <table:table-row>
          <table:table-cell table:style-name="TablaNotables.A2" office:value-type="string">
            <text:p text:style-name="P4">gartplug</text:p>
          </table:table-cell>
          <table:table-cell table:style-name="TablaNotables.B2" office:value-type="string">
            <text:p text:style-name="P8">servidor de datoslguarda las appe en la nube </text:p>
          </table:table-cell>
        </table:table-row>
        <table:table-row>
          <table:table-cell table:style-name="TablaNotables.A2" office:value-type="string">
            <text:p text:style-name="P2"/>
          </table:table-cell>
          <table:table-cell table:style-name="TablaNotables.B2" office:value-type="string">
            <text:p text:style-name="P13">Diseño</text:p>
            <text:p text:style-name="P14"><text:a xlink:type="simple" xlink:href="https://www.invisionapp.com/" text:style-name="Internet_20_link" text:visited-style-name="Visited_20_Internet_20_Link"><text:span text:style-name="T14">diseño</text:span></text:a></text:p>
            <text:p text:style-name="P3"><text:a xlink:type="simple" xlink:href="https://ninjamock.com/" text:style-name="Internet_20_link" text:visited-style-name="Visited_20_Internet_20_Link"><text:span text:style-name="T5">Ninjamock</text:span></text:a></text:p>
          </table:table-cell>
        </table:table-row>
        <table:table-row>
          <table:table-cell table:style-name="TablaNotables.A2" office:value-type="string">
            <text:p text:style-name="P19">Introduccion web</text:p>
          </table:table-cell>
          <table:table-cell table:style-name="TablaNotables.B2" office:value-type="string">
            <text:p text:style-name="P14"><text:a xlink:type="simple" xlink:href="https://medium.com/devtrailsio/beginners-web-development-guide-part-1-frontend-ca59f1877ec5" text:style-name="Internet_20_link" text:visited-style-name="Visited_20_Internet_20_Link"><text:span text:style-name="T16">Front end</text:span></text:a></text:p>
            <text:p text:style-name="P14"><text:a xlink:type="simple" xlink:href="https://medium.com/devtrailsio/beginners-web-development-guide-part-2-backend-fd466212dbfc" text:style-name="Internet_20_link" text:visited-style-name="Visited_20_Internet_20_Link"><text:span text:style-name="T16">Backend</text:span></text:a></text:p>
            <text:p text:style-name="P14"><text:a xlink:type="simple" xlink:href="https://medium.com/devtrailsio/beginners-web-development-guide-part-3-platforms-and-tools-46467c4cd033" text:style-name="Internet_20_link" text:visited-style-name="Visited_20_Internet_20_Link"><text:span text:style-name="T17">Plataformas</text:span></text:a></text:p>
            <text:p text:style-name="P14"><text:a xlink:type="simple" xlink:href="https://medium.com/devtrailsio/beginners-web-development-guide-part-4-cloud-deployment-82fdcd40d7ef" text:style-name="Internet_20_link" text:visited-style-name="Visited_20_Internet_20_Link"><text:span text:style-name="T17">implementacion en la nube</text:span></text:a></text:p>
            <text:p text:style-name="P14"/>
          </table:table-cell>
        </table:table-row>
      </table:table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list xml:id="list194913327031596" text:continue-numbering="true" text:style-name="Outline">
              <text:list-item>
                <text:list>
                  <text:list-item>
                    <text:h text:style-name="P17" text:outline-level="2">Cursos</text:h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a2.A2" office:value-type="string">
            <text:p text:style-name="Table_20_Contents">Link</text:p>
          </table:table-cell>
          <table:table-cell table:style-name="Tabla2.B2" office:value-type="string">
            <text:p text:style-name="Table_20_Contents">Contenido</text:p>
          </table:table-cell>
        </table:table-row>
        <table:table-row>
          <table:table-cell table:style-name="Tabla2.A2" office:value-type="string">
            <text:p text:style-name="P1"><text:a xlink:type="simple" xlink:href="http://www.faztweb.com/" text:style-name="Internet_20_link" text:visited-style-name="Visited_20_Internet_20_Link">faztweb</text:a></text:p>
          </table:table-cell>
          <table:table-cell table:style-name="Tabla2.B2" office:value-type="string">
            <text:p text:style-name="Table_20_Contents">Cursos en castellano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s/career" text:style-name="Internet_20_link" text:visited-style-name="Visited_20_Internet_20_Link">cursos Eudacy</text:a></text:p>
          </table:table-cell>
          <table:table-cell table:style-name="Tabla2.B2" office:value-type="string">
            <text:p text:style-name="Table_20_Contents">Varios cursos <text:s/>gratis en inglés de todo, parecen de buen nivel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miriada-x-liderando-la-transformacion-digital-en-las-organizaciones-9338?utm_source=quartz&amp;utm_medium=web&amp;utm_campaign=new_courses_october" text:style-name="Internet_20_link" text:visited-style-name="Visited_20_Internet_20_Link">Digitalizacion en las empresas</text:a></text:p>
          </table:table-cell>
          <table:table-cell table:style-name="Tabla2.B2" office:value-type="string">
            <text:p text:style-name="Table_20_Contents">Parece interesante de leer</text:p>
          </table:table-cell>
        </table:table-row>
        <table:table-row>
          <table:table-cell table:style-name="Tabla2.A2" office:value-type="string">
            <text:p text:style-name="P1"><text:a xlink:type="simple" xlink:href="https://www.class-central.com/course/principles-of-project-management-9540?utm_source=quartz&amp;utm_medium=web&amp;utm_campaign=new_courses_october" text:style-name="Internet_20_link" text:visited-style-name="Visited_20_Internet_20_Link">principios de administracion de proyect</text:a></text:p>
          </table:table-cell>
          <table:table-cell table:style-name="Tabla2.B2" office:value-type="string">
            <text:p text:style-name="Table_20_Contents">Uso de super proyect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version-control-with-git--ud123" text:style-name="Internet_20_link" text:visited-style-name="Visited_20_Internet_20_Link">control de versiones con git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ab-testing--ud257" text:style-name="Internet_20_link" text:visited-style-name="Visited_20_Internet_20_Link">A/B testing</text:a></text:p>
          </table:table-cell>
          <table:table-cell table:style-name="Tabla2.B2" office:value-type="string">
            <text:p text:style-name="Table_20_Contents">?????</text:p>
          </table:table-cell>
        </table:table-row>
        <table:table-row>
          <table:table-cell table:style-name="Tabla2.A2" office:value-type="string">
            <text:p text:style-name="P1"><text:a xlink:type="simple" xlink:href="https://eu.udacity.com/course/intro-to-ajax--ud110" text:style-name="Internet_20_link" text:visited-style-name="Visited_20_Internet_20_Link">intro a ajax</text:a></text:p>
          </table:table-cell>
          <table:table-cell table:style-name="Tabla2.B2" office:value-type="string">
            <text:p text:style-name="Table_20_Contents">Hacer</text:p>
          </table:table-cell>
        </table:table-row>
        <table:table-row>
          <table:table-cell table:style-name="Tabla2.A2" office:value-type="string">
            <text:p text:style-name="P1"><text:a xlink:type="simple" xlink:href="https://qz.com/1120344/200-universities-just-launched-600-free-online-courses-heres-the-full-list/" text:style-name="Internet_20_link" text:visited-style-name="Visited_20_Internet_20_Link">600 cursos gratis</text:a></text:p>
          </table:table-cell>
          <table:table-cell table:style-name="Tabla2.B2" office:value-type="string">
            <text:p text:style-name="Table_20_Contents">200 universidades 600 cursos gratis</text:p>
          </table:table-cell>
        </table:table-row>
        <table:table-row>
          <table:table-cell table:style-name="Tabla2.A2" office:value-type="string">
            <text:p text:style-name="P1"/>
          </table:table-cell>
          <table:table-cell table:style-name="Tabla2.B2" office:value-type="string">
            <text:p text:style-name="Table_20_Contents"><text:a xlink:type="simple" xlink:href="https://lasonrisasingato.wordpress.com/2014/07/13/friedrich-nietzsche-obras-completas-18-tomos-descargar/?fbclid=IwAR104F_WDWIodL3XRLGIskrDazsej_cWvAJgaBkWuMJzZJfemBQIrxajwYQ" text:style-name="Internet_20_link" text:visited-style-name="Visited_20_Internet_20_Link"><text:span text:style-name="T8">Federico nietzche</text:span></text:a>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1">Concepto</text:p>
          </table:table-cell>
          <table:table-cell table:style-name="Tabla1.B1" office:value-type="string">
            <text:p text:style-name="P12">descripción</text:p>
          </table:table-cell>
        </table:table-row>
        <table:table-row>
          <table:table-cell table:style-name="Tabla1.A2" office:value-type="string">
            <text:p text:style-name="P10"><text:span text:style-name="T10">Custom Flutter Engine Embedders</text:span> </text:p>
          </table:table-cell>
          <table:table-cell table:style-name="Tabla1.B2" office:value-type="string">
            <text:p text:style-name="P10"><text:span text:style-name="T10">los proyectos desarrollados en este marco pueden ejecutarse en sistemas operativos distintos de los soportados oficialmente por el proyecto Flutter (Android,</text:span><text:a xlink:type="simple" xlink:href="https://en.wikipedia.org/wiki/Google_Fuchsia" office:target-frame-name="_blank" xlink:show="new" text:style-name="Internet_20_link" text:visited-style-name="Visited_20_Internet_20_Link"><text:span text:style-name="T12">Fuchsia</text:span></text:a><text:span text:style-name="T10"> </text:span><text:span text:style-name="T11">e</text:span><text:span text:style-name="T10"> iOS).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dium-content-serif-font" svg:font-family="medium-content-serif-font, Georgia, Cambria, 'Times New Roman', Times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loext:contextual-spacing="false" fo:line-height="100%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CL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ítulo_20_4_20_Car" style:display-name="Título 4 Car" style:family="text" style:parent-style-name="Default_20_Paragraph_20_Font">
      <style:text-properties fo:color="#2e74b5" style:font-name="Calibri Light" fo:font-family="'Calibri Light'" style:font-family-generic="roman" style:font-pitch="variable"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28</meta:editing-cycles>
    <meta:creation-date>2018-03-07T12:45:00</meta:creation-date>
    <dc:date>2018-12-22T19:49:11.682000000</dc:date>
    <meta:editing-duration>PT21H55M10S</meta:editing-duration>
    <meta:generator>LibreOffice/6.1.3.2$Windows_X86_64 LibreOffice_project/86daf60bf00efa86ad547e59e09d6bb77c699acb</meta:generator>
    <meta:document-statistic meta:table-count="3" meta:image-count="0" meta:object-count="0" meta:page-count="3" meta:paragraph-count="58" meta:word-count="166" meta:character-count="1127" meta:non-whitespace-character-count="10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